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24-08-22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2.260288" calcext:value-type="float">
            <text:p>412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24-05-22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3.793432" calcext:value-type="float">
            <text:p>413.7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24-02-2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9.733496" calcext:value-type="float">
            <text:p>409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9-07-23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9-02-04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8-12-1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8-10-03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8-09-12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8-05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8-01-17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7-12-11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7-10-24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7-08-10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7-05-08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7-03-02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6-11-2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6-10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6-09-3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6-08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6-07-07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6-03-1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5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5-12-02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49095530101</text:p>
          </table:table-cell>
          <table:table-cell office:value-type="string" calcext:value-type="string">
            <text:p>2011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